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header.A1">
          <table:error-message table:message-type="stop" table:display="true"/>
        </table:content-validation>
        <table:content-validation table:name="val2" table:base-cell-address="header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header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header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header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header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header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header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office:value-type="string" calcext:value-type="string">
            <text:p>Tag</text:p>
          </table:table-cell>
          <table:table-cell table:style-name="ce1" table:number-columns-repeated="1006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office:value-type="string" calcext:value-type="string">
            <text:p>test</text:p>
          </table:table-cell>
          <table:table-cell table:number-columns-repeated="1006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9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no_header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48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48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48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48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48"/>
        </table:table-row>
        <table:table-row table:style-name="ro1" table:number-rows-repeated="104857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48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4:01:20.265255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4-30T17:28:40Z</meta:creation-date>
    <dc:date>2020-07-31T14:01:43.447758089</dc:date>
    <meta:editing-cycles>20</meta:editing-cycles>
    <meta:editing-duration>PT2H59M34S</meta:editing-duration>
    <dc:creator>Stephen Stanley</dc:creator>
    <meta:document-statistic meta:table-count="2" meta:cell-count="107" meta:object-count="0"/>
  </office:meta>
</office:document-meta>
</file>